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</office:font-face-decls>
  <office:automatic-styles>
    <style:style style:name="auto-1204216394_0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auto-1204216394_0">Prueba 1:i9x024k</text:span></text:p>
      <text:p text:style-name="Heading"><text:span text:style-name="auto-1204216394_0">Prueba 2: ih46ol</text:span></text:p>
      <text:p text:style-name="Heading"><text:span text:style-name="auto-1204216394_0">Prueba 3: i3b3iuq<text:s/></text:span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0-01-04T20:38:00.707Z</dc:date>
    <meta:editing-cycles>10</meta:editing-cycles>
    <meta:generator>WebODF/0.5.9 Mozilla/5.0 (Macintosh; Intel Mac OS X 10_13_6) AppleWebKit/537.36 (KHTML, like Gecko) Chrome/79.0.3945.88 Safari/537.36</meta:generator>
    <dc:creator>WebODF-Curious</dc:creator>
  </office:meta>
</office:document-meta>
</file>